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1.198cm"/>
    </style:style>
    <style:style style:name="gr2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92cm" fo:min-width="1.094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918cm" fo:min-width="1.092cm" fo:padding-top="0.178cm" fo:padding-bottom="0.178cm" fo:padding-left="0.303cm" fo:padding-right="0.303cm"/>
    </style:style>
    <style:style style:name="gr4" style:family="graphic" style:parent-style-name="standard">
      <style:graphic-properties svg:stroke-color="#000000" draw:marker-end="Arrow" draw:fill-color="#ffffff" draw:textarea-vertical-align="middle"/>
    </style:style>
    <style:style style:name="gr5" style:family="graphic" style:parent-style-name="standard">
      <style:graphic-properties svg:stroke-color="#000000" draw:marker-end="Arrow" draw:fill-color="#ffffff" draw:textarea-vertical-align="bottom"/>
    </style:style>
    <style:style style:name="gr6" style:family="graphic" style:parent-style-name="standard">
      <style:graphic-properties svg:stroke-color="#000000" draw:marker-end="Arrow" draw:fill-color="#ffffff" draw:textarea-vertical-align="top"/>
    </style:style>
    <style:style style:name="gr7" style:family="graphic" style:parent-style-name="objectwithoutfill">
      <style:graphic-properties svg:stroke-color="#000000" draw:marker-end="Arrow" draw:marker-end-width="0.3cm" draw:fill="none" draw:textarea-vertical-align="top"/>
    </style:style>
    <style:style style:name="gr8" style:family="graphic" style:parent-style-name="objectwithoutfill">
      <style:graphic-properties draw:marker-end="Arrow" draw:marker-end-width="0.3cm" draw:fill="none" draw:textarea-vertical-align="top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marker-end="Arrow" draw:textarea-vertical-align="middle"/>
    </style:style>
    <style:style style:name="gr11" style:family="graphic" style:parent-style-name="standard">
      <style:graphic-properties svg:stroke-color="#000000" draw:marker-end="Arrow" draw:textarea-vertical-align="botto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000000" style:font-name="Courier New" fo:font-size="8pt" fo:font-weight="bold" style:font-size-asian="8pt" style:font-weight-asian="bold" style:font-size-complex="8pt" style:font-weight-complex="bold"/>
    </style:style>
    <style:style style:name="P3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-color="#ffffff"/>
      <style:paragraph-properties fo:text-align="center"/>
      <style:text-properties style:font-name="Courier New"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color="#000000"/>
    </style:style>
    <style:style style:name="P7" style:family="paragraph">
      <loext:graphic-properties draw:fill="none"/>
      <style:paragraph-properties fo:text-align="center"/>
      <style:text-properties fo:color="#000000" style:font-name="Courier New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center"/>
      <style:text-properties fo:color="#000000" style:font-name="Courier New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style:font-name="Courier New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Courier New"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style:font-name="Courier New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2.4cm" svg:height="1.8cm" svg:x="5.2cm" svg:y="7.7cm">
          <text:p text:style-name="P1"><text:span text:style-name="T1">Is existing</text:span></text:p>
          <text:p text:style-name="P1"><text:span text:style-name="T1">AGILE DB</text:span></text:p>
          <text:p text:style-name="P1"><text:span text:style-name="T1">entity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2.4cm" svg:height="1.8cm" svg:x="5.201cm" svg:y="10.501cm">
          <text:p text:style-name="P1"><text:span text:style-name="T2">Supported</text:span></text:p>
          <text:p text:style-name="P1"><text:span text:style-name="T2">SQL query</text:span></text:p>
          <text:p text:style-name="P1"><text:span text:style-name="T2">operation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3" draw:id="id3" draw:layer="layout" svg:width="2.4cm" svg:height="1.8cm" svg:x="5.202cm" svg:y="13.202cm">
          <text:p text:style-name="P1"><text:span text:style-name="T2">Can r/w</text:span></text:p>
          <text:p text:style-name="P1"><text:span text:style-name="T2">DB &amp; valid</text:span></text:p>
          <text:p text:style-name="P1"><text:span text:style-name="T2">token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2.4cm" svg:height="1.8cm" svg:x="5.203cm" svg:y="18.503cm">
          <text:p text:style-name="P1"><text:span text:style-name="T2">Query </text:span></text:p>
          <text:p text:style-name="P1"><text:span text:style-name="T2">containes</text:span></text:p>
          <text:p text:style-name="P1"><text:span text:style-name="T2">‘</text:span><text:span text:style-name="T2">*‘ </text:span><text:span text:style-name="T2">oper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6" draw:id="id6" draw:layer="layout" svg:width="2.4cm" svg:height="1.8cm" svg:x="10.705cm" svg:y="15.905cm">
          <text:p text:style-name="P1"><text:span text:style-name="T3">GRA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5" draw:id="id5" draw:layer="layout" svg:width="2.4cm" svg:height="1.8cm" svg:x="10.706cm" svg:y="20.606cm">
          <text:p text:style-name="P1"><text:span text:style-name="T2">Can r/w</text:span></text:p>
          <text:p text:style-name="P1"><text:span text:style-name="T2">column &amp;</text:span></text:p>
          <text:p text:style-name="P1"><text:span text:style-name="T2">valid </text:span><text:span text:style-name="T2">token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7" draw:id="id7" draw:layer="layout" svg:width="2.4cm" svg:height="1.8cm" svg:x="16.003cm" svg:y="13.203cm">
          <text:p text:style-name="P1"><text:span text:style-name="T3">DEN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6.4cm" svg:y1="9.5cm" svg:x2="6.401cm" svg:y2="10.501cm" draw:start-shape="id1" draw:start-glue-point="8" draw:end-shape="id2" draw:end-glue-point="4" svg:d="M6400 9500v501h1v500" svg:viewBox="0 0 2 1002">
          <text:p text:style-name="P1"><text:span text:style-name="T4"><text:tab/></text:span><text:span text:style-name="T4">yes</text:span></text:p>
        </draw:connector>
        <draw:connector draw:style-name="gr4" draw:text-style-name="P5" draw:layer="layout" svg:x1="6.401cm" svg:y1="12.301cm" svg:x2="6.402cm" svg:y2="13.202cm" draw:start-shape="id2" draw:start-glue-point="8" draw:end-shape="id3" draw:end-glue-point="4" svg:d="M6401 12301v451h1v450" svg:viewBox="0 0 2 902">
          <text:p text:style-name="P1"><text:span text:style-name="T3"><text:tab/></text:span><text:span text:style-name="T3">yes</text:span></text:p>
        </draw:connector>
        <draw:connector draw:style-name="gr5" draw:text-style-name="P5" draw:layer="layout" svg:x1="6.403cm" svg:y1="20.303cm" svg:x2="10.706cm" svg:y2="21.506cm" draw:start-shape="id4" draw:start-glue-point="8" draw:end-shape="id5" draw:end-glue-point="6" svg:d="M6403 20303v1203h4303" svg:viewBox="0 0 4304 1204">
          <text:p text:style-name="P1"><text:span text:style-name="T3">no</text:span></text:p>
        </draw:connector>
        <draw:connector draw:style-name="gr6" draw:text-style-name="P5" draw:layer="layout" svg:x1="7.602cm" svg:y1="14.102cm" svg:x2="11.905cm" svg:y2="15.905cm" draw:start-shape="id3" draw:start-glue-point="10" draw:end-shape="id6" draw:end-glue-point="4" svg:d="M7602 14102h4303v1803" svg:viewBox="0 0 4304 1804">
          <text:p text:style-name="P1"><text:span text:style-name="T3">yes</text:span></text:p>
        </draw:connector>
        <draw:connector draw:style-name="gr6" draw:text-style-name="P6" draw:layer="layout" svg:x1="7.6cm" svg:y1="8.6cm" svg:x2="18.052cm" svg:y2="13.466cm" draw:start-shape="id1" draw:start-glue-point="10" draw:end-shape="id7" draw:end-glue-point="11" svg:d="M7600 8600h10452v4866" svg:viewBox="0 0 10453 4867">
          <text:p text:style-name="P1"><text:span text:style-name="T4">no</text:span></text:p>
        </draw:connector>
        <draw:connector draw:style-name="gr6" draw:text-style-name="P5" draw:layer="layout" svg:x1="7.601cm" svg:y1="11.401cm" svg:x2="17.203cm" svg:y2="13.203cm" draw:start-shape="id2" draw:start-glue-point="10" draw:end-shape="id7" draw:end-glue-point="4" svg:d="M7601 11401h9602v1802" svg:viewBox="0 0 9603 1803">
          <text:p text:style-name="P1"><text:span text:style-name="T3">no</text:span></text:p>
        </draw:connector>
        <draw:line draw:style-name="gr7" draw:text-style-name="P7" draw:layer="layout" svg:x1="2.8cm" svg:y1="8.7cm" svg:x2="5.3cm" svg:y2="8.7cm">
          <text:p text:style-name="P1"><text:span text:style-name="T4"/></text:p>
          <text:p text:style-name="P1"><text:span text:style-name="T4">db_id</text:span></text:p>
        </draw:line>
        <draw:line draw:style-name="gr8" draw:text-style-name="P8" draw:layer="layout" svg:x1="2.8cm" svg:y1="11.4cm" svg:x2="5.3cm" svg:y2="11.4cm">
          <text:p text:style-name="P1"><text:span text:style-name="T3"/></text:p>
          <text:p text:style-name="P1"><text:span text:style-name="T3">query</text:span></text:p>
        </draw:line>
        <draw:line draw:style-name="gr9" draw:text-style-name="P8" draw:layer="layout" svg:x1="2.8cm" svg:y1="14.1cm" svg:x2="5.3cm" svg:y2="14.1cm">
          <text:p text:style-name="P1"><text:span text:style-name="T3"/></text:p>
          <text:p text:style-name="P1"><text:span text:style-name="T3"/></text:p>
          <text:p text:style-name="P1"><text:span text:style-name="T3">token</text:span></text:p>
        </draw:line>
        <draw:custom-shape draw:style-name="gr1" draw:text-style-name="P4" xml:id="id8" draw:id="id8" draw:layer="layout" svg:width="2.4cm" svg:height="1.8cm" svg:x="5.203cm" svg:y="15.903cm">
          <text:p text:style-name="P1"><text:span text:style-name="T2">Can r/w</text:span></text:p>
          <text:p text:style-name="P1"><text:span text:style-name="T2">table &amp; valid</text:span></text:p>
          <text:p text:style-name="P1"><text:span text:style-name="T2">token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6.402cm" svg:y1="15.002cm" svg:x2="6.403cm" svg:y2="15.903cm" draw:end-shape="id8" draw:end-glue-point="4" svg:d="M6402 15002v200h1v701" svg:viewBox="0 0 2 902">
          <text:p text:style-name="P1"><text:span text:style-name="T3"><text:s text:c="6"/></text:span><text:span text:style-name="T3">no</text:span></text:p>
        </draw:connector>
        <draw:line draw:style-name="gr9" draw:text-style-name="P9" draw:layer="layout" svg:x1="7.6cm" svg:y1="16.8cm" svg:x2="10.7cm" svg:y2="16.8cm">
          <text:p text:style-name="P1"><text:span text:style-name="T3">yes</text:span></text:p>
          <text:p text:style-name="P1"><text:span text:style-name="T3"/></text:p>
        </draw:line>
        <draw:connector draw:style-name="gr10" draw:text-style-name="P10" draw:layer="layout" svg:x1="6.403cm" svg:y1="17.703cm" svg:x2="6.403cm" svg:y2="18.503cm" draw:start-shape="id8" draw:start-glue-point="8" draw:end-shape="id4" draw:end-glue-point="4" svg:d="M6403 17703v800" svg:viewBox="0 0 1 801">
          <text:p text:style-name="P1"><text:span text:style-name="T3"><text:tab/></text:span><text:span text:style-name="T3">no</text:span></text:p>
        </draw:connector>
        <draw:connector draw:style-name="gr11" draw:text-style-name="P10" draw:layer="layout" svg:x1="7.603cm" svg:y1="19.403cm" svg:x2="17.203cm" svg:y2="15.003cm" draw:start-shape="id4" draw:start-glue-point="10" draw:end-shape="id7" draw:end-glue-point="8" svg:d="M7603 19403h9600v-4400" svg:viewBox="0 0 9601 4401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yes</text:span><text:span text:style-name="T3"><text:tab/></text:span></text:p>
        </draw:connector>
        <draw:custom-shape draw:style-name="gr2" draw:text-style-name="P5" xml:id="id9" draw:id="id9" draw:layer="layout" svg:width="2.4cm" svg:height="1.8cm" svg:x="10.706cm" svg:y="23.606cm">
          <text:p text:style-name="P1"><text:span text:style-name="T3">GRA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1" draw:layer="layout" svg:x1="11.906cm" svg:y1="22.406cm" svg:x2="11.906cm" svg:y2="23.606cm" draw:start-shape="id5" draw:start-glue-point="8" draw:end-shape="id9" draw:end-glue-point="4" svg:d="M11906 22406v1200" svg:viewBox="0 0 1 1201">
          <text:p text:style-name="P1"><text:span text:style-name="T4"><text:tab/></text:span><text:span text:style-name="T4">yes</text:span></text:p>
        </draw:connector>
        <draw:connector draw:style-name="gr11" draw:text-style-name="P10" draw:layer="layout" svg:x1="13.106cm" svg:y1="21.506cm" svg:x2="18.052cm" svg:y2="14.74cm" draw:start-shape="id5" draw:start-glue-point="10" draw:end-shape="id7" draw:end-glue-point="9" svg:d="M13106 21506h4946v-6766" svg:viewBox="0 0 4947 6767">
          <text:p text:style-name="P1"><text:span text:style-name="T3">no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13:38:37.969984197</meta:creation-date>
    <meta:print-date>2017-12-04T14:01:11.917469849</meta:print-date>
    <dc:date>2017-12-28T13:13:39.346372991</dc:date>
    <meta:editing-duration>PT1H51M32S</meta:editing-duration>
    <meta:editing-cycles>7</meta:editing-cycles>
    <meta:generator>LibreOffice/5.4.3.2$Linux_X86_64 LibreOffice_project/40m0$Build-2</meta:generator>
    <meta:document-statistic meta:object-count="24"/>
  </office:meta>
</office:document-meta>
</file>